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71.16mm"/>
    </style:style>
    <style:style style:name="co3" style:family="table-column">
      <style:table-column-properties fo:break-before="auto" style:column-width="47.47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4.73mm"/>
    </style:style>
    <style:style style:name="co11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1c1c1c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14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ategory" style:data-style-name="N0"/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19" style:family="table-cell" style:parent-style-name="Pivot_20_Table_20_Value" style:data-style-name="N11"/>
    <style:style style:name="ce20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21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22" style:family="table-cell" style:parent-style-name="Pivot_20_Table_20_Corner">
      <style:table-cell-properties fo:border-bottom="none" fo:border-left="none" fo:border-right="none" fo:border-top="2.01pt solid #000000"/>
    </style:style>
    <style:style style:name="ce23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24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25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26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27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>
      <style:table-cell-properties fo:border-bottom="none" fo:border-left="none" fo:border-right="none" fo:border-top="0.99pt solid #000000"/>
    </style:style>
    <style:style style:name="ce2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4" table:default-cell-style-name="ce2"/>
        <table:table-column table:style-name="co8" table:default-cell-style-name="ce2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earch-result-threshold</text:p>
          </table:table-cell>
          <table:table-cell table:style-name="ce1" office:value-type="string" calcext:value-type="string">
            <text:p>concept-relevance-threshold</text:p>
          </table:table-cell>
          <table:table-cell table:style-name="ce1" office:value-type="string" calcext:value-type="string">
            <text:p>query-concept-threshold</text:p>
          </table:table-cell>
          <table:table-cell table:style-name="ce1" office:value-type="string" calcext:value-type="string">
            <text:p>simtype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fetched</text:p>
          </table:table-cell>
          <table:table-cell table:style-name="ce1" office:value-type="string" calcext:value-type="string">
            <text:p>relevant</text:p>
          </table:table-cell>
          <table:table-cell table:style-name="ce1" office:value-type="string" calcext:value-type="string">
            <text:p>relevant &amp; fetched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measure</text:p>
          </table:table-cell>
          <table:table-cell table:style-name="ce1" office:value-type="string" calcext:value-type="string">
            <text:p>r-precision</text:p>
          </table:table-cell>
          <table:table-cell table:style-name="ce1" office:value-type="string" calcext:value-type="string">
            <text:p>avg precision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40336134453782" calcext:value-type="percentage">
            <text:p>8,4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55038759689923" calcext:value-type="percentage">
            <text:p>15,5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2113448563463" calcext:value-type="percentage">
            <text:p>21,2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21455938697318" calcext:value-type="percentage">
            <text:p>42,1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592991913746631" calcext:value-type="percentage">
            <text:p>59,30%</text:p>
          </table:table-cell>
          <table:table-cell office:value-type="percentage" office:value="0.572727272727273" calcext:value-type="percentage">
            <text:p>57,27%</text:p>
          </table:table-cell>
          <table:table-cell office:value-type="percentage" office:value="0.636026567286315" calcext:value-type="percentage">
            <text:p>63,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42477876106195" calcext:value-type="percentage">
            <text:p>4,42%</text:p>
          </table:table-cell>
          <table:table-cell office:value-type="percentage" office:value="0.769230769230769" calcext:value-type="percentage">
            <text:p>76,92%</text:p>
          </table:table-cell>
          <table:table-cell office:value-type="percentage" office:value="0.0836820083682009" calcext:value-type="percentage">
            <text:p>8,3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13889107105809" calcext:value-type="percentage">
            <text:p>5,1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0173160173160173" calcext:value-type="percentage">
            <text:p>1,73%</text:p>
          </table:table-cell>
          <table:table-cell office:value-type="percentage" office:value="0.307692307692308" calcext:value-type="percentage">
            <text:p>30,77%</text:p>
          </table:table-cell>
          <table:table-cell office:value-type="percentage" office:value="0.0327868852459016" calcext:value-type="percentage">
            <text:p>3,2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728790741196001" calcext:value-type="percentage">
            <text:p>0,7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5800865800866" calcext:value-type="percentage">
            <text:p>8,6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59362549800797" calcext:value-type="percentage">
            <text:p>15,94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23713184454517" calcext:value-type="percentage">
            <text:p>22,3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60251046025105" calcext:value-type="percentage">
            <text:p>46,0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30372492836676" calcext:value-type="percentage">
            <text:p>63,04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35868845593253" calcext:value-type="percentage">
            <text:p>83,5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31034482758621" calcext:value-type="percentage">
            <text:p>4,31%</text:p>
          </table:table-cell>
          <table:table-cell office:value-type="percentage" office:value="0.769230769230769" calcext:value-type="percentage">
            <text:p>76,92%</text:p>
          </table:table-cell>
          <table:table-cell office:value-type="percentage" office:value="0.0816326530612245" calcext:value-type="percentage">
            <text:p>8,1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61926248238493" calcext:value-type="percentage">
            <text:p>5,6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0251572327044025" calcext:value-type="percentage">
            <text:p>2,52%</text:p>
          </table:table-cell>
          <table:table-cell office:value-type="percentage" office:value="0.307692307692308" calcext:value-type="percentage">
            <text:p>30,77%</text:p>
          </table:table-cell>
          <table:table-cell office:value-type="percentage" office:value="0.0465116279069767" calcext:value-type="percentage">
            <text:p>4,65%</text:p>
          </table:table-cell>
          <table:table-cell office:value-type="percentage" office:value="0.0769230769230769" calcext:value-type="percentage">
            <text:p>7,69%</text:p>
          </table:table-cell>
          <table:table-cell office:value-type="percentage" office:value="0.0850917616622201" calcext:value-type="percentage">
            <text:p>8,5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202020202020202" calcext:value-type="percentage">
            <text:p>20,2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36134453781513" calcext:value-type="percentage">
            <text:p>33,61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910940428036016" calcext:value-type="percentage">
            <text:p>91,0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60251046025105" calcext:value-type="percentage">
            <text:p>46,0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30372492836676" calcext:value-type="percentage">
            <text:p>63,04%</text:p>
          </table:table-cell>
          <table:table-cell office:value-type="percentage" office:value="0.736363636363636" calcext:value-type="percentage">
            <text:p>73,64%</text:p>
          </table:table-cell>
          <table:table-cell office:value-type="percentage" office:value="0.825956219716945" calcext:value-type="percentage">
            <text:p>82,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percentage" office:value="0.0576923076923077" calcext:value-type="percentage">
            <text:p>5,77%</text:p>
          </table:table-cell>
          <table:table-cell office:value-type="percentage" office:value="0.923076923076923" calcext:value-type="percentage">
            <text:p>92,31%</text:p>
          </table:table-cell>
          <table:table-cell office:value-type="percentage" office:value="0.108597285067873" calcext:value-type="percentage">
            <text:p>10,86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.168859839832881" calcext:value-type="percentage">
            <text:p>16,8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4395604395605" calcext:value-type="percentage">
            <text:p>6,04%</text:p>
          </table:table-cell>
          <table:table-cell office:value-type="percentage" office:value="0.846153846153846" calcext:value-type="percentage">
            <text:p>84,62%</text:p>
          </table:table-cell>
          <table:table-cell office:value-type="percentage" office:value="0.112820512820513" calcext:value-type="percentage">
            <text:p>11,28%</text:p>
          </table:table-cell>
          <table:table-cell office:value-type="percentage" office:value="0.692307692307692" calcext:value-type="percentage">
            <text:p>69,23%</text:p>
          </table:table-cell>
          <table:table-cell office:value-type="percentage" office:value="0.788124156545209" calcext:value-type="percentage">
            <text:p>78,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108108108108108" calcext:value-type="percentage">
            <text:p>10,8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40350877192982" calcext:value-type="percentage">
            <text:p>14,04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815165165165165" calcext:value-type="percentage">
            <text:p>8,1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percentage" office:value="0.68695652173913" calcext:value-type="percentage">
            <text:p>68,70%</text:p>
          </table:table-cell>
          <table:table-cell office:value-type="percentage" office:value="0.718181818181818" calcext:value-type="percentage">
            <text:p>71,82%</text:p>
          </table:table-cell>
          <table:table-cell office:value-type="percentage" office:value="0.702222222222222" calcext:value-type="percentage">
            <text:p>70,22%</text:p>
          </table:table-cell>
          <table:table-cell office:value-type="percentage" office:value="0.681818181818182" calcext:value-type="percentage">
            <text:p>68,18%</text:p>
          </table:table-cell>
          <table:table-cell office:value-type="percentage" office:value="0.568135058932279" calcext:value-type="percentage">
            <text:p>56,8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,33%</text:p>
          </table:table-cell>
          <table:table-cell office:value-type="percentage" office:value="0.0769230769230769" calcext:value-type="percentage">
            <text:p>7,69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69230769230769" calcext:value-type="percentage">
            <text:p>7,69%</text:p>
          </table:table-cell>
          <table:table-cell office:value-type="percentage" office:value="0.00854700854700855" calcext:value-type="percentage">
            <text:p>0,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157894736842105" calcext:value-type="percentage">
            <text:p>15,79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95" calcext:value-type="percentage">
            <text:p>9,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percentage" office:value="0.677685950413223" calcext:value-type="percentage">
            <text:p>67,77%</text:p>
          </table:table-cell>
          <table:table-cell office:value-type="percentage" office:value="0.745454545454545" calcext:value-type="percentage">
            <text:p>74,55%</text:p>
          </table:table-cell>
          <table:table-cell office:value-type="percentage" office:value="0.70995670995671" calcext:value-type="percentage">
            <text:p>71,00%</text:p>
          </table:table-cell>
          <table:table-cell office:value-type="percentage" office:value="0.690909090909091" calcext:value-type="percentage">
            <text:p>69,09%</text:p>
          </table:table-cell>
          <table:table-cell office:value-type="percentage" office:value="0.632280281849008" calcext:value-type="percentage">
            <text:p>63,2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percentage" office:value="0.0740740740740741" calcext:value-type="percentage">
            <text:p>7,41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.0384615384615385" calcext:value-type="percentage">
            <text:p>3,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0526315789473684" calcext:value-type="percentage">
            <text:p>5,26%</text:p>
          </table:table-cell>
          <table:table-cell office:value-type="percentage" office:value="0.0769230769230769" calcext:value-type="percentage">
            <text:p>7,69%</text:p>
          </table:table-cell>
          <table:table-cell office:value-type="percentage" office:value="0.0625" calcext:value-type="percentage">
            <text:p>6,25%</text:p>
          </table:table-cell>
          <table:table-cell table:number-columns-repeated="2" office:value-type="percentage" office:value="0.0769230769230769" calcext:value-type="percentage">
            <text:p>7,6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percentage" office:value="0.85" calcext:value-type="percentage">
            <text:p>85,00%</text:p>
          </table:table-cell>
          <table:table-cell office:value-type="percentage" office:value="0.836433823529412" calcext:value-type="percentage">
            <text:p>83,6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percentage" office:value="0.689655172413793" calcext:value-type="percentage">
            <text:p>68,97%</text:p>
          </table:table-cell>
          <table:table-cell office:value-type="percentage" office:value="0.727272727272727" calcext:value-type="percentage">
            <text:p>72,73%</text:p>
          </table:table-cell>
          <table:table-cell office:value-type="percentage" office:value="0.707964601769912" calcext:value-type="percentage">
            <text:p>70,80%</text:p>
          </table:table-cell>
          <table:table-cell office:value-type="percentage" office:value="0.672727272727273" calcext:value-type="percentage">
            <text:p>67,27%</text:p>
          </table:table-cell>
          <table:table-cell office:value-type="percentage" office:value="0.599679128068696" calcext:value-type="percentage">
            <text:p>59,9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111111111111111" calcext:value-type="percentage">
            <text:p>11,11%</text:p>
          </table:table-cell>
          <table:table-cell office:value-type="percentage" office:value="0.307692307692308" calcext:value-type="percentage">
            <text:p>30,77%</text:p>
          </table:table-cell>
          <table:table-cell office:value-type="percentage" office:value="0.163265306122449" calcext:value-type="percentage">
            <text:p>16,33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.0811355311355312" calcext:value-type="percentage">
            <text:p>8,1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92307692307692" calcext:value-type="percentage">
            <text:p>69,23%</text:p>
          </table:table-cell>
          <table:table-cell office:value-type="percentage" office:value="0.818181818181818" calcext:value-type="percentage">
            <text:p>81,82%</text:p>
          </table:table-cell>
          <table:table-cell table:number-columns-repeated="2" office:value-type="percentage" office:value="0.692307692307692" calcext:value-type="percentage">
            <text:p>69,2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92307692307692" calcext:value-type="percentage">
            <text:p>69,23%</text:p>
          </table:table-cell>
          <table:table-cell office:value-type="percentage" office:value="0.818181818181818" calcext:value-type="percentage">
            <text:p>81,82%</text:p>
          </table:table-cell>
          <table:table-cell table:number-columns-repeated="2" office:value-type="percentage" office:value="0.692307692307692" calcext:value-type="percentage">
            <text:p>69,2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620689655172414" calcext:value-type="percentage">
            <text:p>62,07%</text:p>
          </table:table-cell>
          <table:table-cell table:number-columns-repeated="2" office:value-type="percentage" office:value="0.45" calcext:value-type="percentage">
            <text:p>4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727272727272727" calcext:value-type="percentage">
            <text:p>7,27%</text:p>
          </table:table-cell>
          <table:table-cell office:value-type="percentage" office:value="0.135593220338983" calcext:value-type="percentage">
            <text:p>13,56%</text:p>
          </table:table-cell>
          <table:table-cell table:number-columns-repeated="2" office:value-type="percentage" office:value="0.0727272727272727" calcext:value-type="percentage">
            <text:p>7,2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692307692307692" calcext:value-type="percentage">
            <text:p>69,23%</text:p>
          </table:table-cell>
          <table:table-cell office:value-type="percentage" office:value="0.782608695652174" calcext:value-type="percentage">
            <text:p>78,26%</text:p>
          </table:table-cell>
          <table:table-cell table:number-columns-repeated="2" office:value-type="percentage" office:value="0.692307692307692" calcext:value-type="percentage">
            <text:p>69,2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location</text:p>
          </table:table-cell>
          <table:table-cell office:value-type="float" office:value="11" calcext:value-type="float">
            <office:annotation draw:style-name="gr1" draw:text-style-name="P2" svg:width="28.99mm" svg:height="17.99mm" svg:x="474.55mm" svg:y="152.07mm" draw:caption-point-x="-6.1mm" draw:caption-point-y="15.1mm">
              <dc:date>2019-05-14T00:00:00</dc:date>
              <text:p text:style-name="P1">89 not recognized</text:p>
            </office:annotation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363636363636364" calcext:value-type="percentage">
            <text:p>36,36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58064516129032" calcext:value-type="percentage">
            <text:p>25,8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70833333333333" calcext:value-type="percentage">
            <text:p>17,0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tatistics</text:p>
          </table:table-cell>
          <table:table-cell office:value-type="float" office:value="4" calcext:value-type="float">
            <office:annotation draw:style-name="gr1" draw:text-style-name="P2" svg:width="28.99mm" svg:height="17.99mm" svg:x="474.55mm" svg:y="156.59mm" draw:caption-point-x="-6.1mm" draw:caption-point-y="15.1mm">
              <dc:date>2019-05-14T00:00:00</dc:date>
              <text:p text:style-name="P1">96 unrecognized datasets</text:p>
            </office:annotation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363636363636364" calcext:value-type="percentage">
            <text:p>3,64%</text:p>
          </table:table-cell>
          <table:table-cell office:value-type="percentage" office:value="0.0701754385964912" calcext:value-type="percentage">
            <text:p>7,02%</text:p>
          </table:table-cell>
          <table:table-cell table:number-columns-repeated="2" office:value-type="percentage" office:value="0.0363636363636364" calcext:value-type="percentage">
            <text:p>3,6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bike</text:p>
          </table:table-cell>
          <table:table-cell office:value-type="float" office:value="0" calcext:value-type="float">
            <office:annotation draw:style-name="gr1" draw:text-style-name="P2" svg:width="28.99mm" svg:height="17.99mm" svg:x="474.55mm" svg:y="161.1mm" draw:caption-point-x="-6.1mm" draw:caption-point-y="15.1mm">
              <dc:date>2019-05-14T00:00:00</dc:date>
              <text:p text:style-name="P1">1 unrecognized dataset</text:p>
            </office:annotation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map</text:p>
          </table:table-cell>
          <table:table-cell office:value-type="float" office:value="7" calcext:value-type="float">
            <office:annotation draw:style-name="gr1" draw:text-style-name="P2" svg:width="28.99mm" svg:height="17.99mm" svg:x="474.55mm" svg:y="165.62mm" draw:caption-point-x="-6.1mm" draw:caption-point-y="15.1mm">
              <dc:date>2019-05-14T00:00:00</dc:date>
              <text:p text:style-name="P1">29 unrecognized datasets</text:p>
            </office:annotation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22222222222222" calcext:value-type="percentage">
            <text:p>22,2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25" calcext:value-type="percentage">
            <text:p>12,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office:annotation draw:style-name="gr1" draw:text-style-name="P2" svg:width="28.99mm" svg:height="17.99mm" svg:x="474.55mm" svg:y="802.31mm" draw:caption-point-x="-6.1mm" draw:caption-point-y="15.1mm">
              <dc:date>2019-05-14T00:00:00</dc:date>
              <text:p text:style-name="P1">0 unrecognized datasets</text:p>
            </office:annotation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office:annotation draw:style-name="gr1" draw:text-style-name="P2" svg:width="28.99mm" svg:height="17.99mm" svg:x="474.55mm" svg:y="806.83mm" draw:caption-point-x="-6.1mm" draw:caption-point-y="15.1mm">
              <dc:date>2019-05-14T00:00:00</dc:date>
              <text:p text:style-name="P1">0 unrecognized datasets</text:p>
            </office:annotation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nyc subway</text:p>
          </table:table-cell>
          <table:table-cell office:value-type="float" office:value="6" calcext:value-type="float">
            <office:annotation draw:style-name="gr1" draw:text-style-name="P2" svg:width="28.99mm" svg:height="17.99mm" svg:x="474.55mm" svg:y="811.34mm" draw:caption-point-x="-6.1mm" draw:caption-point-y="15.1mm">
              <dc:date>2019-05-14T00:00:00</dc:date>
              <text:p text:style-name="P1">2 unrecognized datasets</text:p>
            </office:annotation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5714285714286" calcext:value-type="percentage">
            <text:p>28,5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ubway stations</text:p>
          </table:table-cell>
          <table:table-cell office:value-type="float" office:value="1" calcext:value-type="float">
            <office:annotation draw:style-name="gr1" draw:text-style-name="P2" svg:width="28.99mm" svg:height="17.99mm" svg:x="474.55mm" svg:y="815.86mm" draw:caption-point-x="-6.1mm" draw:caption-point-y="15.1mm">
              <dc:date>2019-05-14T00:00:00</dc:date>
              <text:p text:style-name="P1">1 unrecognized dataset</text:p>
            </office:annotation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percentage" office:value="1" calcext:value-type="percentage">
            <text:p>10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office:annotation draw:style-name="gr1" draw:text-style-name="P2" svg:width="28.99mm" svg:height="17.99mm" svg:x="474.55mm" svg:y="820.37mm" draw:caption-point-x="-6.1mm" draw:caption-point-y="15.1mm">
              <dc:date>2019-05-14T00:00:00</dc:date>
              <text:p text:style-name="P1">0 unrecognized datasets</text:p>
            </office:annotation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new york state rest stop</text:p>
          </table:table-cell>
          <table:table-cell office:value-type="float" office:value="2" calcext:value-type="float">
            <office:annotation draw:style-name="gr1" draw:text-style-name="P2" svg:width="28.99mm" svg:height="17.99mm" svg:x="474.55mm" svg:y="824.89mm" draw:caption-point-x="-6.1mm" draw:caption-point-y="15.1mm">
              <dc:date>2019-05-14T00:00:00</dc:date>
              <text:p text:style-name="P1">0 unrecognized datasets</text:p>
            </office:annotation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rest area</text:p>
          </table:table-cell>
          <table:table-cell office:value-type="float" office:value="4" calcext:value-type="float">
            <office:annotation draw:style-name="gr1" draw:text-style-name="P2" svg:width="28.99mm" svg:height="17.99mm" svg:x="474.55mm" svg:y="829.4mm" draw:caption-point-x="-6.1mm" draw:caption-point-y="15.1mm">
              <dc:date>2019-05-14T00:00:00</dc:date>
              <text:p text:style-name="P1">0 unrecognized datasets</text:p>
            </office:annotation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location transportation</text:p>
          </table:table-cell>
          <table:table-cell office:value-type="float" office:value="9" calcext:value-type="float">
            <office:annotation draw:style-name="gr1" draw:text-style-name="P2" svg:width="28.99mm" svg:height="17.99mm" svg:x="474.55mm" svg:y="833.92mm" draw:caption-point-x="-6.1mm" draw:caption-point-y="15.1mm">
              <dc:date>2019-05-14T00:00:00</dc:date>
              <text:p text:style-name="P1">7 unrecognized datasets</text:p>
            </office:annotation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06896551724138" calcext:value-type="percentage">
            <text:p>20,69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375" calcext:value-type="percentage">
            <text:p>13,7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tatistics transportation</text:p>
          </table:table-cell>
          <table:table-cell office:value-type="float" office:value="5" calcext:value-type="float">
            <office:annotation draw:style-name="gr1" draw:text-style-name="P2" svg:width="28.99mm" svg:height="17.99mm" svg:x="474.55mm" svg:y="838.44mm" draw:caption-point-x="-6.1mm" draw:caption-point-y="15.1mm">
              <dc:date>2019-05-14T00:00:00</dc:date>
              <text:p text:style-name="P1">0 unrecognized datasets</text:p>
            </office:annotation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363636363636364" calcext:value-type="percentage">
            <text:p>3,64%</text:p>
          </table:table-cell>
          <table:table-cell office:value-type="percentage" office:value="0.0695652173913043" calcext:value-type="percentage">
            <text:p>6,96%</text:p>
          </table:table-cell>
          <table:table-cell table:number-columns-repeated="2" office:value-type="percentage" office:value="0.0363636363636364" calcext:value-type="percentage">
            <text:p>3,6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2068965517241" calcext:value-type="percentage">
            <text:p>8,62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58730158730159" calcext:value-type="percentage">
            <text:p>15,8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742197462488" calcext:value-type="percentage">
            <text:p>21,7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38247011952191" calcext:value-type="percentage">
            <text:p>43,82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09418282548476" calcext:value-type="percentage">
            <text:p>60,94%</text:p>
          </table:table-cell>
          <table:table-cell office:value-type="percentage" office:value="0.509090909090909" calcext:value-type="percentage">
            <text:p>50,91%</text:p>
          </table:table-cell>
          <table:table-cell office:value-type="percentage" office:value="0.563071708987123" calcext:value-type="percentage">
            <text:p>56,3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5800865800866" calcext:value-type="percentage">
            <text:p>8,6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59362549800797" calcext:value-type="percentage">
            <text:p>15,94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25897008552407" calcext:value-type="percentage">
            <text:p>22,5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11111111111111" calcext:value-type="percentage">
            <text:p>61,11%</text:p>
          </table:table-cell>
          <table:table-cell office:value-type="percentage" office:value="0.509090909090909" calcext:value-type="percentage">
            <text:p>50,91%</text:p>
          </table:table-cell>
          <table:table-cell office:value-type="percentage" office:value="0.564242302999943" calcext:value-type="percentage">
            <text:p>56,4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8495575221239" calcext:value-type="percentage">
            <text:p>8,8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6260162601626" calcext:value-type="percentage">
            <text:p>16,26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93122389054266" calcext:value-type="percentage">
            <text:p>29,3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66101694915254" calcext:value-type="percentage">
            <text:p>46,6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35838150289017" calcext:value-type="percentage">
            <text:p>63,58%</text:p>
          </table:table-cell>
          <table:table-cell office:value-type="percentage" office:value="0.645454545454546" calcext:value-type="percentage">
            <text:p>64,55%</text:p>
          </table:table-cell>
          <table:table-cell office:value-type="percentage" office:value="0.705210705806701" calcext:value-type="percentage">
            <text:p>70,5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114285714285714" calcext:value-type="percentage">
            <text:p>11,4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45454545454545" calcext:value-type="percentage">
            <text:p>14,55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8875" calcext:value-type="percentage">
            <text:p>8,8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percentage" office:value="0.73469387755102" calcext:value-type="percentage">
            <text:p>73,47%</text:p>
          </table:table-cell>
          <table:table-cell office:value-type="percentage" office:value="0.327272727272727" calcext:value-type="percentage">
            <text:p>32,73%</text:p>
          </table:table-cell>
          <table:table-cell office:value-type="percentage" office:value="0.452830188679245" calcext:value-type="percentage">
            <text:p>45,28%</text:p>
          </table:table-cell>
          <table:table-cell office:value-type="percentage" office:value="0.327272727272727" calcext:value-type="percentage">
            <text:p>32,73%</text:p>
          </table:table-cell>
          <table:table-cell office:value-type="percentage" office:value="0.232305994645687" calcext:value-type="percentage">
            <text:p>23,2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107142857142857" calcext:value-type="percentage">
            <text:p>10,7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830357142857143" calcext:value-type="percentage">
            <text:p>8,3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percentage" office:value="0.682926829268293" calcext:value-type="percentage">
            <text:p>68,29%</text:p>
          </table:table-cell>
          <table:table-cell office:value-type="percentage" office:value="0.254545454545454" calcext:value-type="percentage">
            <text:p>25,45%</text:p>
          </table:table-cell>
          <table:table-cell office:value-type="percentage" office:value="0.370860927152318" calcext:value-type="percentage">
            <text:p>37,09%</text:p>
          </table:table-cell>
          <table:table-cell office:value-type="percentage" office:value="0.254545454545454" calcext:value-type="percentage">
            <text:p>25,45%</text:p>
          </table:table-cell>
          <table:table-cell office:value-type="percentage" office:value="0.17984851534856" calcext:value-type="percentage">
            <text:p>17,9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428571428571429" calcext:value-type="percentage">
            <text:p>42,86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22222222222222" calcext:value-type="percentage">
            <text:p>22,22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percentage" office:value="0.681159420289855" calcext:value-type="percentage">
            <text:p>68,12%</text:p>
          </table:table-cell>
          <table:table-cell office:value-type="percentage" office:value="0.427272727272727" calcext:value-type="percentage">
            <text:p>42,73%</text:p>
          </table:table-cell>
          <table:table-cell office:value-type="percentage" office:value="0.525139664804469" calcext:value-type="percentage">
            <text:p>52,51%</text:p>
          </table:table-cell>
          <table:table-cell office:value-type="percentage" office:value="0.427272727272727" calcext:value-type="percentage">
            <text:p>42,73%</text:p>
          </table:table-cell>
          <table:table-cell office:value-type="percentage" office:value="0.365015356804267" calcext:value-type="percentage">
            <text:p>36,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952380952380952" calcext:value-type="percentage">
            <text:p>9,52%</text:p>
          </table:table-cell>
          <table:table-cell table:number-columns-repeated="2" office:value-type="percentage" office:value="0.05" calcext:value-type="percentage">
            <text:p>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percentage" office:value="0.461538461538462" calcext:value-type="percentage">
            <text:p>46,15%</text:p>
          </table:table-cell>
          <table:table-cell office:value-type="percentage" office:value="0.0545454545454545" calcext:value-type="percentage">
            <text:p>5,45%</text:p>
          </table:table-cell>
          <table:table-cell office:value-type="percentage" office:value="0.0975609756097561" calcext:value-type="percentage">
            <text:p>9,76%</text:p>
          </table:table-cell>
          <table:table-cell table:number-columns-repeated="2" office:value-type="percentage" office:value="0.0545454545454545" calcext:value-type="percentage">
            <text:p>5,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09836065573771" calcext:value-type="percentage">
            <text:p>0,4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16326530612245" calcext:value-type="percentage">
            <text:p>0,8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" calcext:value-type="percentage">
            <text:p>2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2820512820513" calcext:value-type="percentage">
            <text:p>0,5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2040816326531" calcext:value-type="percentage">
            <text:p>1,0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5" calcext:value-type="percentage">
            <text:p>2,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25531914893617" calcext:value-type="percentage">
            <text:p>0,4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47457627118644" calcext:value-type="percentage">
            <text:p>0,8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5438596491228" calcext:value-type="percentage">
            <text:p>1,7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2820512820513" calcext:value-type="percentage">
            <text:p>0,5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2040816326531" calcext:value-type="percentage">
            <text:p>1,0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" calcext:value-type="percentage">
            <text:p>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52486187845304" calcext:value-type="percentage">
            <text:p>0,5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989010989011" calcext:value-type="percentage">
            <text:p>1,1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36986301369863" calcext:value-type="percentage">
            <text:p>1,3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2477876106195" calcext:value-type="percentage">
            <text:p>0,44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81057268722467" calcext:value-type="percentage">
            <text:p>0,8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38095238095238" calcext:value-type="percentage">
            <text:p>2,3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8430493273543" calcext:value-type="percentage">
            <text:p>0,4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92857142857143" calcext:value-type="percentage">
            <text:p>0,89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7391304347826" calcext:value-type="percentage">
            <text:p>2,1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1034482758621" calcext:value-type="percentage">
            <text:p>0,4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58369098712446" calcext:value-type="percentage">
            <text:p>0,8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04081632653061" calcext:value-type="percentage">
            <text:p>2,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94444444444444" calcext:value-type="percentage">
            <text:p>0,6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37931034482759" calcext:value-type="percentage">
            <text:p>1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333333333333" calcext:value-type="percentage">
            <text:p>3,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80769230769231" calcext:value-type="percentage">
            <text:p>0,48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956937799043063" calcext:value-type="percentage">
            <text:p>0,9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8571428571429" calcext:value-type="percentage">
            <text:p>1,7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384615384615385" calcext:value-type="percentage">
            <text:p>3,8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740740740740741" calcext:value-type="percentage">
            <text:p>7,4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0,52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4166666666667" calcext:value-type="percentage">
            <text:p>1,04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25" calcext:value-type="percentage">
            <text:p>6,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0,52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4166666666667" calcext:value-type="percentage">
            <text:p>1,04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25" calcext:value-type="percentage">
            <text:p>6,2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97512437810945" calcext:value-type="percentage">
            <text:p>0,5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99009900990099" calcext:value-type="percentage">
            <text:p>0,99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859649122807" calcext:value-type="percentage">
            <text:p>0,44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73362445414847" calcext:value-type="percentage">
            <text:p>0,8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483091787439613" calcext:value-type="percentage">
            <text:p>0,4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,1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35294117647059" calcext:value-type="percentage">
            <text:p>2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,1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35294117647059" calcext:value-type="percentage">
            <text:p>2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27027027027027" calcext:value-type="percentage">
            <text:p>2,7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526315789473684" calcext:value-type="percentage">
            <text:p>5,2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09090909090909" calcext:value-type="percentage">
            <text:p>9,0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22222222222222" calcext:value-type="percentage">
            <text:p>22,2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6666666666667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,0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32450331125828" calcext:value-type="percentage">
            <text:p>13,25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621760831014" calcext:value-type="percentage">
            <text:p>21,6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,0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561224489795918" calcext:value-type="percentage">
            <text:p>56,12%</text:p>
          </table:table-cell>
          <table:table-cell office:value-type="percentage" office:value="0.463636363636364" calcext:value-type="percentage">
            <text:p>46,36%</text:p>
          </table:table-cell>
          <table:table-cell office:value-type="percentage" office:value="0.473913627120988" calcext:value-type="percentage">
            <text:p>47,3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4,6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88135593220339" calcext:value-type="percentage">
            <text:p>8,81%</text:p>
          </table:table-cell>
          <table:table-cell office:value-type="percentage" office:value="0.0769230769230769" calcext:value-type="percentage">
            <text:p>7,69%</text:p>
          </table:table-cell>
          <table:table-cell office:value-type="percentage" office:value="0.0655062519755459" calcext:value-type="percentage">
            <text:p>6,5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4,6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88135593220339" calcext:value-type="percentage">
            <text:p>8,8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6110149928816" calcext:value-type="percentage">
            <text:p>6,6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,0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32450331125828" calcext:value-type="percentage">
            <text:p>13,25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0336681599193" calcext:value-type="percentage">
            <text:p>27,0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,0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561224489795918" calcext:value-type="percentage">
            <text:p>56,12%</text:p>
          </table:table-cell>
          <table:table-cell office:value-type="percentage" office:value="0.463636363636364" calcext:value-type="percentage">
            <text:p>46,36%</text:p>
          </table:table-cell>
          <table:table-cell office:value-type="percentage" office:value="0.47597459185439" calcext:value-type="percentage">
            <text:p>47,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4,6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88135593220339" calcext:value-type="percentage">
            <text:p>8,8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50674618928775" calcext:value-type="percentage">
            <text:p>6,5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2727272727273" calcext:value-type="percentage">
            <text:p>4,7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902777777777778" calcext:value-type="percentage">
            <text:p>9,03%</text:p>
          </table:table-cell>
          <table:table-cell office:value-type="percentage" office:value="0.0769230769230769" calcext:value-type="percentage">
            <text:p>7,69%</text:p>
          </table:table-cell>
          <table:table-cell office:value-type="percentage" office:value="0.166684110127496" calcext:value-type="percentage">
            <text:p>16,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,0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32450331125828" calcext:value-type="percentage">
            <text:p>13,25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60321021527442" calcext:value-type="percentage">
            <text:p>36,0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1,98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591397849462366" calcext:value-type="percentage">
            <text:p>59,14%</text:p>
          </table:table-cell>
          <table:table-cell office:value-type="percentage" office:value="0.445454545454546" calcext:value-type="percentage">
            <text:p>44,55%</text:p>
          </table:table-cell>
          <table:table-cell office:value-type="percentage" office:value="0.560313208042636" calcext:value-type="percentage">
            <text:p>56,0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4,7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909090909090909" calcext:value-type="percentage">
            <text:p>9,09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.157725610817575" calcext:value-type="percentage">
            <text:p>15,7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map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3875968992248" calcext:value-type="percentage">
            <text:p>5,04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959409594095941" calcext:value-type="percentage">
            <text:p>9,59%</text:p>
          </table:table-cell>
          <table:table-cell office:value-type="percentage" office:value="0.692307692307692" calcext:value-type="percentage">
            <text:p>69,23%</text:p>
          </table:table-cell>
          <table:table-cell office:value-type="percentage" office:value="0.805196957208599" calcext:value-type="percentage">
            <text:p>80,5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,3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06713780918728" calcext:value-type="percentage">
            <text:p>0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5714285714286" calcext:value-type="percentage">
            <text:p>2,8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,3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06713780918728" calcext:value-type="percentage">
            <text:p>0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38095238095238" calcext:value-type="percentage">
            <text:p>2,3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,3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06713780918728" calcext:value-type="percentage">
            <text:p>0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2413793103448" calcext:value-type="percentage">
            <text:p>1,7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,3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06713780918728" calcext:value-type="percentage">
            <text:p>0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55555555555556" calcext:value-type="percentage">
            <text:p>5,5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84229390681" calcext:value-type="percentage">
            <text:p>0,3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14285714285714" calcext:value-type="percentage">
            <text:p>0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84615384615385" calcext:value-type="percentage">
            <text:p>3,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,3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06713780918728" calcext:value-type="percentage">
            <text:p>0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11111111111111" calcext:value-type="percentage">
            <text:p>11,1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,3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06713780918728" calcext:value-type="percentage">
            <text:p>0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11111111111111" calcext:value-type="percentage">
            <text:p>11,1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,3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06713780918728" calcext:value-type="percentage">
            <text:p>0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333333333333" calcext:value-type="percentage">
            <text:p>3,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5871886120996" calcext:value-type="percentage">
            <text:p>0,3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09219858156028" calcext:value-type="percentage">
            <text:p>0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333333333333" calcext:value-type="percentage">
            <text:p>3,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,3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32600732600733" calcext:value-type="percentage">
            <text:p>0,7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40845070422535" calcext:value-type="percentage">
            <text:p>1,4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,02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02020202020202" calcext:value-type="percentage">
            <text:p>2,0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94117647058824" calcext:value-type="percentage">
            <text:p>2,9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,0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4782608695652" calcext:value-type="percentage">
            <text:p>4,3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,3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06713780918728" calcext:value-type="percentage">
            <text:p>0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,3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06713780918728" calcext:value-type="percentage">
            <text:p>0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,3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16845878136201" calcext:value-type="percentage">
            <text:p>0,7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796812749003984" calcext:value-type="percentage">
            <text:p>0,8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495049504950495" calcext:value-type="percentage">
            <text:p>0,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0,52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4166666666667" calcext:value-type="percentage">
            <text:p>1,04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0833333333333" calcext:value-type="percentage">
            <text:p>0,52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3626943005181" calcext:value-type="percentage">
            <text:p>1,04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08"/>
        </table:table-row>
      </table:table>
      <table:table table:name="dataontosearch variables" table:style-name="ta1">
        <table:table-column table:style-name="co10" table:default-cell-style-name="ce7"/>
        <table:table-column table:style-name="co11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19"/>
        <table:table-column table:style-name="co9" table:number-columns-repeated="3" table:default-cell-style-name="Default"/>
        <table:table-column table:style-name="co9" table:number-columns-repeated="3" table:default-cell-style-name="ce19"/>
        <table:table-column table:style-name="co9" table:number-columns-repeated="3" table:default-cell-style-name="Default"/>
        <table:table-column table:style-name="co9" table:number-columns-repeated="3" table:default-cell-style-name="ce19"/>
        <table:table-column table:style-name="co9" table:number-columns-repeated="3" table:default-cell-style-name="Default"/>
        <table:table-column table:style-name="co9" table:number-columns-repeated="3" table:default-cell-style-name="ce19"/>
        <table:table-column table:style-name="co9" table:number-columns-repeated="9" table:default-cell-style-name="Default"/>
        <table:table-column table:style-name="co9" table:number-columns-repeated="3" table:default-cell-style-name="ce19"/>
        <table:table-column table:style-name="co9" table:number-columns-repeated="4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Average - avg precision</text:p>
          </table:table-cell>
          <table:table-cell table:style-name="ce9" office:value-type="string" calcext:value-type="string">
            <text:p>query</text:p>
          </table:table-cell>
          <table:table-cell table:style-name="ce9" office:value-type="string" calcext:value-type="string">
            <text:p>query-concept-threshold</text:p>
          </table:table-cell>
          <table:table-cell table:style-name="ce22" table:number-columns-repeated="37"/>
          <table:table-cell table:style-name="ce30"/>
        </table:table-row>
        <table:table-row table:style-name="ro1">
          <table:table-cell table:style-name="ce4"/>
          <table:table-cell table:style-name="ce10" office:value-type="string" calcext:value-type="string">
            <text:p>bike</text:p>
          </table:table-cell>
          <table:table-cell table:style-name="ce16" table:number-columns-repeated="2"/>
          <table:table-cell table:style-name="ce16" office:value-type="string" calcext:value-type="string">
            <text:p>highway new york rural</text:p>
          </table:table-cell>
          <table:table-cell table:style-name="ce16" table:number-columns-repeated="2"/>
          <table:table-cell table:style-name="ce16" office:value-type="string" calcext:value-type="string">
            <text:p>location</text:p>
          </table:table-cell>
          <table:table-cell table:style-name="ce16" table:number-columns-repeated="2"/>
          <table:table-cell table:style-name="ce16" office:value-type="string" calcext:value-type="string">
            <text:p>location transportation</text:p>
          </table:table-cell>
          <table:table-cell table:style-name="ce16" table:number-columns-repeated="2"/>
          <table:table-cell table:style-name="ce16" office:value-type="string" calcext:value-type="string">
            <text:p>map</text:p>
          </table:table-cell>
          <table:table-cell table:style-name="ce16" table:number-columns-repeated="2"/>
          <table:table-cell table:style-name="ce16" office:value-type="string" calcext:value-type="string">
            <text:p>new york state rest stop</text:p>
          </table:table-cell>
          <table:table-cell table:style-name="ce16" table:number-columns-repeated="2"/>
          <table:table-cell table:style-name="ce16" office:value-type="string" calcext:value-type="string">
            <text:p>nyc subway</text:p>
          </table:table-cell>
          <table:table-cell table:style-name="ce16" table:number-columns-repeated="2"/>
          <table:table-cell table:style-name="ce16" office:value-type="string" calcext:value-type="string">
            <text:p>rest area</text:p>
          </table:table-cell>
          <table:table-cell table:style-name="ce16" table:number-columns-repeated="2"/>
          <table:table-cell table:style-name="ce16" office:value-type="string" calcext:value-type="string">
            <text:p>site:data.cityofnewyork.us subway stations</text:p>
          </table:table-cell>
          <table:table-cell table:style-name="ce16" table:number-columns-repeated="2"/>
          <table:table-cell table:style-name="ce16" office:value-type="string" calcext:value-type="string">
            <text:p>statistics</text:p>
          </table:table-cell>
          <table:table-cell table:style-name="ce16" table:number-columns-repeated="2"/>
          <table:table-cell table:style-name="ce16" office:value-type="string" calcext:value-type="string">
            <text:p>statistics transportation</text:p>
          </table:table-cell>
          <table:table-cell table:style-name="ce16" table:number-columns-repeated="2"/>
          <table:table-cell table:style-name="ce16" office:value-type="string" calcext:value-type="string">
            <text:p>subway stations</text:p>
          </table:table-cell>
          <table:table-cell table:style-name="ce16" table:number-columns-repeated="2"/>
          <table:table-cell table:style-name="ce16" office:value-type="string" calcext:value-type="string">
            <text:p>underground railway position</text:p>
          </table:table-cell>
          <table:table-cell table:style-name="ce16" table:number-columns-repeated="2"/>
          <table:table-cell table:style-name="ce31" office:value-type="string" calcext:value-type="string">
            <text:p>Total Result</text:p>
          </table:table-cell>
        </table:table-row>
        <table:table-row table:style-name="ro1">
          <table:table-cell table:style-name="ce5" office:value-type="string" calcext:value-type="string">
            <text:p>concept-relevance-threshold</text:p>
          </table:table-cell>
          <table:table-cell table:style-name="ce11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style-name="ce3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2" office:value-type="percentage" office:value="0.0655062519755459" calcext:value-type="percentage">
            <text:p>6,55%</text:p>
          </table:table-cell>
          <table:table-cell table:style-name="ce18" office:value-type="percentage" office:value="0.0650674618928775" calcext:value-type="percentage">
            <text:p>6,51%</text:p>
          </table:table-cell>
          <table:table-cell table:style-name="ce23" office:value-type="percentage" office:value="0.157725610817575" calcext:value-type="percentage">
            <text:p>15,77%</text:p>
          </table:table-cell>
          <table:table-cell office:value-type="percentage" office:value="0.0384615384615385" calcext:value-type="percentage">
            <text:p>3,85%</text:p>
          </table:table-cell>
          <table:table-cell office:value-type="percentage" office:value="0.0434782608695652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table:style-name="ce27"/>
          <table:table-cell table:style-name="ce28"/>
          <table:table-cell table:style-name="ce29"/>
          <table:table-cell office:value-type="percentage" office:value="0.21621760831014" calcext:value-type="percentage">
            <text:p>21,62%</text:p>
          </table:table-cell>
          <table:table-cell office:value-type="percentage" office:value="0.270336681599193" calcext:value-type="percentage">
            <text:p>27,03%</text:p>
          </table:table-cell>
          <table:table-cell office:value-type="percentage" office:value="0.360321021527442" calcext:value-type="percentage">
            <text:p>36,03%</text:p>
          </table:table-cell>
          <table:table-cell table:style-name="ce12" office:value-type="percentage" office:value="0.066110149928816" calcext:value-type="percentage">
            <text:p>6,61%</text:p>
          </table:table-cell>
          <table:table-cell table:style-name="ce18" office:value-type="percentage" office:value="0.166684110127496" calcext:value-type="percentage">
            <text:p>16,67%</text:p>
          </table:table-cell>
          <table:table-cell table:style-name="ce23" office:value-type="percentage" office:value="0.805196957208599" calcext:value-type="percentage">
            <text:p>80,52%</text:p>
          </table:table-cell>
          <table:table-cell office:value-type="percentage" office:value="0.111111111111111" calcext:value-type="percentage">
            <text:p>11,11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1" calcext:value-type="percentage">
            <text:p>100,00%</text:p>
          </table:table-cell>
          <table:table-cell table:style-name="ce12" office:value-type="percentage" office:value="0.0172413793103448" calcext:value-type="percentage">
            <text:p>1,72%</text:p>
          </table:table-cell>
          <table:table-cell table:style-name="ce18" office:value-type="percentage" office:value="0.0140845070422535" calcext:value-type="percentage">
            <text:p>1,41%</text:p>
          </table:table-cell>
          <table:table-cell table:style-name="ce23" office:value-type="percentage" office:value="0.00495049504950495" calcext:value-type="percentage">
            <text:p>0,50%</text:p>
          </table:table-cell>
          <table:table-cell office:value-type="percentage" office:value="0.111111111111111" calcext:value-type="percentage">
            <text:p>11,11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1" calcext:value-type="percentage">
            <text:p>100,00%</text:p>
          </table:table-cell>
          <table:table-cell table:style-name="ce12" office:value-type="percentage" office:value="0.0238095238095238" calcext:value-type="percentage">
            <text:p>2,38%</text:p>
          </table:table-cell>
          <table:table-cell table:style-name="ce18" office:value-type="percentage" office:value="0.0333333333333333" calcext:value-type="percentage">
            <text:p>3,33%</text:p>
          </table:table-cell>
          <table:table-cell table:style-name="ce23" office:value-type="percentage" office:value="0" calcext:value-type="percentage">
            <text:p>0,00%</text:p>
          </table:table-cell>
          <table:table-cell table:style-name="Pivot_20_Table_20_Value" table:number-columns-repeated="3"/>
          <table:table-cell table:style-name="ce12" office:value-type="percentage" office:value="0.473913627120988" calcext:value-type="percentage">
            <text:p>47,39%</text:p>
          </table:table-cell>
          <table:table-cell table:style-name="ce18" office:value-type="percentage" office:value="0.47597459185439" calcext:value-type="percentage">
            <text:p>47,60%</text:p>
          </table:table-cell>
          <table:table-cell table:style-name="ce23" office:value-type="percentage" office:value="0.560313208042636" calcext:value-type="percentage">
            <text:p>56,03%</text:p>
          </table:table-cell>
          <table:table-cell office:value-type="percentage" office:value="0.0555555555555556" calcext:value-type="percentage">
            <text:p>5,56%</text:p>
          </table:table-cell>
          <table:table-cell office:value-type="percentage" office:value="0.0294117647058824" calcext:value-type="percentage">
            <text:p>2,94%</text:p>
          </table:table-cell>
          <table:table-cell office:value-type="percentage" office:value="0" calcext:value-type="percentage">
            <text:p>0,00%</text:p>
          </table:table-cell>
          <table:table-cell table:style-name="ce12" office:value-type="percentage" office:value="0.0285714285714286" calcext:value-type="percentage">
            <text:p>2,86%</text:p>
          </table:table-cell>
          <table:table-cell table:style-name="ce18" office:value-type="percentage" office:value="0.0333333333333333" calcext:value-type="percentage">
            <text:p>3,33%</text:p>
          </table:table-cell>
          <table:table-cell table:style-name="ce23" office:value-type="percentage" office:value="0.25" calcext:value-type="percentage">
            <text:p>25,00%</text:p>
          </table:table-cell>
          <table:table-cell table:style-name="ce33" office:value-type="percentage" office:value="0.226600624929399" calcext:value-type="percentage">
            <text:p>22,66%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style-name="ce13" office:value-type="percentage" office:value="0.0513889107105809" calcext:value-type="percentage">
            <text:p>5,14%</text:p>
          </table:table-cell>
          <table:table-cell table:style-name="ce19" office:value-type="percentage" office:value="0.0561926248238493" calcext:value-type="percentage">
            <text:p>5,62%</text:p>
          </table:table-cell>
          <table:table-cell table:style-name="ce24" office:value-type="percentage" office:value="0.168859839832881" calcext:value-type="percentage">
            <text:p>16,89%</text:p>
          </table:table-cell>
          <table:table-cell office:value-type="percentage" office:value="0.0136986301369863" calcext:value-type="percentage">
            <text:p>1,37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" calcext:value-type="percentage">
            <text:p>0,00%</text:p>
          </table:table-cell>
          <table:table-cell table:style-name="ce13" office:value-type="percentage" office:value="0.212113448563463" calcext:value-type="percentage">
            <text:p>21,21%</text:p>
          </table:table-cell>
          <table:table-cell table:style-name="ce19" office:value-type="percentage" office:value="0.223713184454517" calcext:value-type="percentage">
            <text:p>22,37%</text:p>
          </table:table-cell>
          <table:table-cell table:style-name="ce24" office:value-type="percentage" office:value="0.910940428036016" calcext:value-type="percentage">
            <text:p>91,09%</text:p>
          </table:table-cell>
          <table:table-cell office:value-type="percentage" office:value="0.21742197462488" calcext:value-type="percentage">
            <text:p>21,74%</text:p>
          </table:table-cell>
          <table:table-cell office:value-type="percentage" office:value="0.225897008552407" calcext:value-type="percentage">
            <text:p>22,59%</text:p>
          </table:table-cell>
          <table:table-cell office:value-type="percentage" office:value="0.293122389054266" calcext:value-type="percentage">
            <text:p>29,31%</text:p>
          </table:table-cell>
          <table:table-cell table:style-name="ce13" office:value-type="percentage" office:value="0.00728790741196001" calcext:value-type="percentage">
            <text:p>0,73%</text:p>
          </table:table-cell>
          <table:table-cell table:style-name="ce19" office:value-type="percentage" office:value="0.0850917616622201" calcext:value-type="percentage">
            <text:p>8,51%</text:p>
          </table:table-cell>
          <table:table-cell table:style-name="ce24" office:value-type="percentage" office:value="0.788124156545209" calcext:value-type="percentage">
            <text:p>78,81%</text:p>
          </table:table-cell>
          <table:table-cell office:value-type="percentage" office:value="0.0238095238095238" calcext:value-type="percentage">
            <text:p>2,38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166666666666667" calcext:value-type="percentage">
            <text:p>16,67%</text:p>
          </table:table-cell>
          <table:table-cell table:style-name="ce13" office:value-type="percentage" office:value="0.0175438596491228" calcext:value-type="percentage">
            <text:p>1,75%</text:p>
          </table:table-cell>
          <table:table-cell table:style-name="ce19" office:value-type="percentage" office:value="0.0178571428571429" calcext:value-type="percentage">
            <text:p>1,79%</text:p>
          </table:table-cell>
          <table:table-cell table:style-name="ce24" office:value-type="percentage" office:value="0.00483091787439613" calcext:value-type="percentage">
            <text:p>0,48%</text:p>
          </table:table-cell>
          <table:table-cell office:value-type="percentage" office:value="0.0217391304347826" calcext:value-type="percentage">
            <text:p>2,17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166666666666667" calcext:value-type="percentage">
            <text:p>16,67%</text:p>
          </table:table-cell>
          <table:table-cell table:style-name="ce13" office:value-type="percentage" office:value="0.025" calcext:value-type="percentage">
            <text:p>2,50%</text:p>
          </table:table-cell>
          <table:table-cell table:style-name="ce19" office:value-type="percentage" office:value="0.0333333333333333" calcext:value-type="percentage">
            <text:p>3,33%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19" office:value-type="percentage" office:value="0.636026567286315" calcext:value-type="percentage">
            <text:p>63,60%</text:p>
          </table:table-cell>
          <table:table-cell table:style-name="ce19" office:value-type="percentage" office:value="0.835868845593253" calcext:value-type="percentage">
            <text:p>83,59%</text:p>
          </table:table-cell>
          <table:table-cell table:style-name="ce19" office:value-type="percentage" office:value="0.825956219716945" calcext:value-type="percentage">
            <text:p>82,60%</text:p>
          </table:table-cell>
          <table:table-cell table:style-name="ce13" office:value-type="percentage" office:value="0.563071708987123" calcext:value-type="percentage">
            <text:p>56,31%</text:p>
          </table:table-cell>
          <table:table-cell table:style-name="ce19" office:value-type="percentage" office:value="0.564242302999943" calcext:value-type="percentage">
            <text:p>56,42%</text:p>
          </table:table-cell>
          <table:table-cell table:style-name="ce24" office:value-type="percentage" office:value="0.705210705806701" calcext:value-type="percentage">
            <text:p>70,52%</text:p>
          </table:table-cell>
          <table:table-cell office:value-type="percentage" office:value="0.05" calcext:value-type="percentage">
            <text:p>5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style-name="ce13" office:value-type="percentage" office:value="0.02" calcext:value-type="percentage">
            <text:p>2,00%</text:p>
          </table:table-cell>
          <table:table-cell table:style-name="ce19" office:value-type="percentage" office:value="0.0204081632653061" calcext:value-type="percentage">
            <text:p>2,04%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34" office:value-type="percentage" office:value="0.213258564598883" calcext:value-type="percentage">
            <text:p>21,33%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14" office:value-type="percentage" office:value="0.00854700854700855" calcext:value-type="percentage">
            <text:p>0,85%</text:p>
          </table:table-cell>
          <table:table-cell table:style-name="ce20" office:value-type="percentage" office:value="0.0384615384615385" calcext:value-type="percentage">
            <text:p>3,85%</text:p>
          </table:table-cell>
          <table:table-cell table:style-name="ce25" office:value-type="percentage" office:value="0.0811355311355312" calcext:value-type="percentage">
            <text:p>8,11%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14" office:value-type="percentage" office:value="0.0815165165165165" calcext:value-type="percentage">
            <text:p>8,15%</text:p>
          </table:table-cell>
          <table:table-cell table:style-name="ce20" office:value-type="percentage" office:value="0.095" calcext:value-type="percentage">
            <text:p>9,50%</text:p>
          </table:table-cell>
          <table:table-cell table:style-name="ce25" office:value-type="percentage" office:value="0.836433823529412" calcext:value-type="percentage">
            <text:p>83,64%</text:p>
          </table:table-cell>
          <table:table-cell office:value-type="percentage" office:value="0.08875" calcext:value-type="percentage">
            <text:p>8,88%</text:p>
          </table:table-cell>
          <table:table-cell office:value-type="percentage" office:value="0.0830357142857143" calcext:value-type="percentage">
            <text:p>8,30%</text:p>
          </table:table-cell>
          <table:table-cell office:value-type="percentage" office:value="0.1" calcext:value-type="percentage">
            <text:p>10,00%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20" office:value-type="percentage" office:value="0.0769230769230769" calcext:value-type="percentage">
            <text:p>7,69%</text:p>
          </table:table-cell>
          <table:table-cell table:style-name="ce25" office:value-type="percentage" office:value="0.692307692307692" calcext:value-type="percentage">
            <text:p>69,23%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20" office:value-type="percentage" office:value="0" calcext:value-type="percentage">
            <text:p>0,00%</text:p>
          </table:table-cell>
          <table:table-cell table:style-name="ce25" office:value-type="percentage" office:value="0" calcext:value-type="percentage">
            <text:p>0,00%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20" office:value-type="percentage" office:value="0" calcext:value-type="percentage">
            <text:p>0,00%</text:p>
          </table:table-cell>
          <table:table-cell table:style-name="ce25" office:value-type="percentage" office:value="0" calcext:value-type="percentage">
            <text:p>0,00%</text:p>
          </table:table-cell>
          <table:table-cell table:style-name="ce19" office:value-type="percentage" office:value="0.568135058932279" calcext:value-type="percentage">
            <text:p>56,81%</text:p>
          </table:table-cell>
          <table:table-cell table:style-name="ce19" office:value-type="percentage" office:value="0.632280281849008" calcext:value-type="percentage">
            <text:p>63,23%</text:p>
          </table:table-cell>
          <table:table-cell table:style-name="ce19" office:value-type="percentage" office:value="0.599679128068696" calcext:value-type="percentage">
            <text:p>59,97%</text:p>
          </table:table-cell>
          <table:table-cell table:style-name="ce14" office:value-type="percentage" office:value="0.232305994645687" calcext:value-type="percentage">
            <text:p>23,23%</text:p>
          </table:table-cell>
          <table:table-cell table:style-name="ce20" office:value-type="percentage" office:value="0.17984851534856" calcext:value-type="percentage">
            <text:p>17,98%</text:p>
          </table:table-cell>
          <table:table-cell table:style-name="ce25" office:value-type="percentage" office:value="0.365015356804267" calcext:value-type="percentage">
            <text:p>36,50%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20" office:value-type="percentage" office:value="0" calcext:value-type="percentage">
            <text:p>0,00%</text:p>
          </table:table-cell>
          <table:table-cell table:style-name="ce25" office:value-type="percentage" office:value="0.0909090909090909" calcext:value-type="percentage">
            <text:p>9,09%</text:p>
          </table:table-cell>
          <table:table-cell table:style-name="ce35" office:value-type="percentage" office:value="0.124366264827284" calcext:value-type="percentage">
            <text:p>12,44%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 office:value-type="percentage" office:value="0.0418140570777118" calcext:value-type="percentage">
            <text:p>4,18%</text:p>
          </table:table-cell>
          <table:table-cell table:style-name="ce21" office:value-type="percentage" office:value="0.0532405417260884" calcext:value-type="percentage">
            <text:p>5,32%</text:p>
          </table:table-cell>
          <table:table-cell table:style-name="ce26" office:value-type="percentage" office:value="0.135906993928662" calcext:value-type="percentage">
            <text:p>13,59%</text:p>
          </table:table-cell>
          <table:table-cell table:style-name="ce15" office:value-type="percentage" office:value="0.0173867228661749" calcext:value-type="percentage">
            <text:p>1,74%</text:p>
          </table:table-cell>
          <table:table-cell table:style-name="ce21" office:value-type="percentage" office:value="0.0278260869565217" calcext:value-type="percentage">
            <text:p>2,78%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15" office:value-type="percentage" office:value="0.14681498253999" calcext:value-type="percentage">
            <text:p>14,68%</text:p>
          </table:table-cell>
          <table:table-cell table:style-name="ce21" office:value-type="percentage" office:value="0.159356592227259" calcext:value-type="percentage">
            <text:p>15,94%</text:p>
          </table:table-cell>
          <table:table-cell table:style-name="ce26" office:value-type="percentage" office:value="0.873687125782714" calcext:value-type="percentage">
            <text:p>87,37%</text:p>
          </table:table-cell>
          <table:table-cell table:style-name="ce15" office:value-type="percentage" office:value="0.17412986097834" calcext:value-type="percentage">
            <text:p>17,41%</text:p>
          </table:table-cell>
          <table:table-cell table:style-name="ce21" office:value-type="percentage" office:value="0.193089801479105" calcext:value-type="percentage">
            <text:p>19,31%</text:p>
          </table:table-cell>
          <table:table-cell table:style-name="ce26" office:value-type="percentage" office:value="0.251147803527236" calcext:value-type="percentage">
            <text:p>25,11%</text:p>
          </table:table-cell>
          <table:table-cell table:style-name="ce15" office:value-type="percentage" office:value="0.024466019113592" calcext:value-type="percentage">
            <text:p>2,45%</text:p>
          </table:table-cell>
          <table:table-cell table:style-name="ce21" office:value-type="percentage" office:value="0.109566316237598" calcext:value-type="percentage">
            <text:p>10,96%</text:p>
          </table:table-cell>
          <table:table-cell table:style-name="ce26" office:value-type="percentage" office:value="0.761876268687167" calcext:value-type="percentage">
            <text:p>76,19%</text:p>
          </table:table-cell>
          <table:table-cell table:style-name="ce15" office:value-type="percentage" office:value="0.044973544973545" calcext:value-type="percentage">
            <text:p>4,50%</text:p>
          </table:table-cell>
          <table:table-cell table:style-name="ce21" office:value-type="percentage" office:value="0.1875" calcext:value-type="percentage">
            <text:p>18,75%</text:p>
          </table:table-cell>
          <table:table-cell table:style-name="ce26" office:value-type="percentage" office:value="0.388888888888889" calcext:value-type="percentage">
            <text:p>38,89%</text:p>
          </table:table-cell>
          <table:table-cell table:style-name="ce15" office:value-type="percentage" office:value="0.0115950796531559" calcext:value-type="percentage">
            <text:p>1,16%</text:p>
          </table:table-cell>
          <table:table-cell table:style-name="ce21" office:value-type="percentage" office:value="0.0106472166331321" calcext:value-type="percentage">
            <text:p>1,06%</text:p>
          </table:table-cell>
          <table:table-cell table:style-name="ce26" office:value-type="percentage" office:value="0.0032604709746337" calcext:value-type="percentage">
            <text:p>0,33%</text:p>
          </table:table-cell>
          <table:table-cell table:style-name="ce15" office:value-type="percentage" office:value="0.0442834138486312" calcext:value-type="percentage">
            <text:p>4,43%</text:p>
          </table:table-cell>
          <table:table-cell table:style-name="ce21" office:value-type="percentage" office:value="0.1875" calcext:value-type="percentage">
            <text:p>18,75%</text:p>
          </table:table-cell>
          <table:table-cell table:style-name="ce26" office:value-type="percentage" office:value="0.388888888888889" calcext:value-type="percentage">
            <text:p>38,89%</text:p>
          </table:table-cell>
          <table:table-cell table:style-name="ce15" office:value-type="percentage" office:value="0.0162698412698413" calcext:value-type="percentage">
            <text:p>1,63%</text:p>
          </table:table-cell>
          <table:table-cell table:style-name="ce21" office:value-type="percentage" office:value="0.0222222222222222" calcext:value-type="percentage">
            <text:p>2,22%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15" office:value-type="percentage" office:value="0.602080813109297" calcext:value-type="percentage">
            <text:p>60,21%</text:p>
          </table:table-cell>
          <table:table-cell table:style-name="ce21" office:value-type="percentage" office:value="0.73407456372113" calcext:value-type="percentage">
            <text:p>73,41%</text:p>
          </table:table-cell>
          <table:table-cell table:style-name="ce26" office:value-type="percentage" office:value="0.712817673892821" calcext:value-type="percentage">
            <text:p>71,28%</text:p>
          </table:table-cell>
          <table:table-cell table:style-name="ce15" office:value-type="percentage" office:value="0.423097110251266" calcext:value-type="percentage">
            <text:p>42,31%</text:p>
          </table:table-cell>
          <table:table-cell table:style-name="ce21" office:value-type="percentage" office:value="0.406688470067631" calcext:value-type="percentage">
            <text:p>40,67%</text:p>
          </table:table-cell>
          <table:table-cell table:style-name="ce26" office:value-type="percentage" office:value="0.543513090217868" calcext:value-type="percentage">
            <text:p>54,35%</text:p>
          </table:table-cell>
          <table:table-cell table:style-name="ce15" office:value-type="percentage" office:value="0.0351851851851852" calcext:value-type="percentage">
            <text:p>3,52%</text:p>
          </table:table-cell>
          <table:table-cell table:style-name="ce21" office:value-type="percentage" office:value="0.00980392156862745" calcext:value-type="percentage">
            <text:p>0,98%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15" office:value-type="percentage" office:value="0.0161904761904762" calcext:value-type="percentage">
            <text:p>1,62%</text:p>
          </table:table-cell>
          <table:table-cell table:style-name="ce21" office:value-type="percentage" office:value="0.0179138321995465" calcext:value-type="percentage">
            <text:p>1,79%</text:p>
          </table:table-cell>
          <table:table-cell table:style-name="ce26" office:value-type="percentage" office:value="0.18030303030303" calcext:value-type="percentage">
            <text:p>18,03%</text:p>
          </table:table-cell>
          <table:table-cell table:style-name="ce36" office:value-type="percentage" office:value="0.185992693426043" calcext:value-type="percentage">
            <text:p>18,60%</text:p>
          </table:table-cell>
        </table:table-row>
      </table:table>
      <table:named-expressions/>
      <table:data-pilot-tables>
        <table:data-pilot-table table:name="DataPilot1" table:application-data="" table:target-range-address="'dataontosearch variables'.A1:'dataontosearch variables'.AO9" table:buttons="'dataontosearch variables'.A1 'dataontosearch variables'.A5 'dataontosearch variables'.B3 'dataontosearch variables'.C3" table:drill-down-on-double-click="false">
          <table:source-cell-range table:cell-range-address="results.A1:results.P1048576">
            <table:filter table:display-duplicates="false">
              <table:filter-condition table:field-number="1" table:value="dataontosearch" table:operator="="/>
            </table:filter>
          </table:source-cell-range>
          <table:data-pilot-field table:source-field-name="query" table:orientation="column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tru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tru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-concept-threshold" table:orientation="column" table:used-hierarchy="0" table:function="auto">
            <table:data-pilot-level table:show-empty="false" calcext:repeat-item-labels="false">
              <table:data-pilot-members>
                <table:data-pilot-member table:name="0,5" table:display="true" table:show-details="true"/>
                <table:data-pilot-member table:name="0,75" table:display="true" table:show-details="true"/>
                <table:data-pilot-member table:name="0,85" table:display="false" table:show-details="true"/>
                <table:data-pilot-member table:name="0,9" table:display="false" table:show-details="true"/>
                <table:data-pilot-member table:name="0,95" table:display="false" table:show-details="true"/>
                <table:data-pilot-member table:name="1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cept-relevance-threshold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25" table:display="true" table:show-details="true"/>
                <table:data-pilot-member table:name="0,5" table:display="true" table:show-details="true"/>
                <table:data-pilot-member table:name="0,65" table:display="false" table:show-details="true"/>
                <table:data-pilot-member table:name="0,7" table:display="false" table:show-details="true"/>
                <table:data-pilot-member table:name="0,75" table:display="false" table:show-details="true"/>
                <table:data-pilot-member table:name="0,8" table:display="false" table:show-details="true"/>
                <table:data-pilot-member table:name="0,85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avg precision" table:orientation="data" table:used-hierarchy="0" table:function="average">
            <table:data-pilot-level table:show-empty="false" calcext:repeat-item-labels="false">
              <table:data-pilot-members>
                <table:data-pilot-member table:name="0,00%" table:display="true" table:show-details="true"/>
                <table:data-pilot-member table:name="0,48%" table:display="true" table:show-details="true"/>
                <table:data-pilot-member table:name="0,50%" table:display="true" table:show-details="true"/>
                <table:data-pilot-member table:name="0,73%" table:display="true" table:show-details="true"/>
                <table:data-pilot-member table:name="0,85%" table:display="true" table:show-details="true"/>
                <table:data-pilot-member table:name="1,37%" table:display="true" table:show-details="true"/>
                <table:data-pilot-member table:name="1,41%" table:display="true" table:show-details="true"/>
                <table:data-pilot-member table:name="1,72%" table:display="true" table:show-details="true"/>
                <table:data-pilot-member table:name="1,75%" table:display="true" table:show-details="true"/>
                <table:data-pilot-member table:name="1,79%" table:display="true" table:show-details="true"/>
                <table:data-pilot-member table:name="2,00%" table:display="true" table:show-details="true"/>
                <table:data-pilot-member table:name="2,04%" table:display="true" table:show-details="true"/>
                <table:data-pilot-member table:name="2,17%" table:display="true" table:show-details="true"/>
                <table:data-pilot-member table:name="2,38%" table:display="true" table:show-details="true"/>
                <table:data-pilot-member table:name="2,50%" table:display="true" table:show-details="true"/>
                <table:data-pilot-member table:name="2,86%" table:display="true" table:show-details="true"/>
                <table:data-pilot-member table:name="2,94%" table:display="true" table:show-details="true"/>
                <table:data-pilot-member table:name="3,33%" table:display="true" table:show-details="true"/>
                <table:data-pilot-member table:name="3,85%" table:display="true" table:show-details="true"/>
                <table:data-pilot-member table:name="4,00%" table:display="true" table:show-details="true"/>
                <table:data-pilot-member table:name="4,35%" table:display="true" table:show-details="true"/>
                <table:data-pilot-member table:name="5,00%" table:display="true" table:show-details="true"/>
                <table:data-pilot-member table:name="5,14%" table:display="true" table:show-details="true"/>
                <table:data-pilot-member table:name="5,45%" table:display="true" table:show-details="true"/>
                <table:data-pilot-member table:name="5,56%" table:display="true" table:show-details="true"/>
                <table:data-pilot-member table:name="5,62%" table:display="true" table:show-details="true"/>
                <table:data-pilot-member table:name="6,25%" table:display="true" table:show-details="true"/>
                <table:data-pilot-member table:name="6,51%" table:display="true" table:show-details="true"/>
                <table:data-pilot-member table:name="6,55%" table:display="true" table:show-details="true"/>
                <table:data-pilot-member table:name="6,61%" table:display="true" table:show-details="true"/>
                <table:data-pilot-member table:name="7,27%" table:display="true" table:show-details="true"/>
                <table:data-pilot-member table:name="7,69%" table:display="true" table:show-details="true"/>
                <table:data-pilot-member table:name="8,11%" table:display="true" table:show-details="true"/>
                <table:data-pilot-member table:name="8,15%" table:display="true" table:show-details="true"/>
                <table:data-pilot-member table:name="8,30%" table:display="true" table:show-details="true"/>
                <table:data-pilot-member table:name="8,51%" table:display="true" table:show-details="true"/>
                <table:data-pilot-member table:name="8,88%" table:display="true" table:show-details="true"/>
                <table:data-pilot-member table:name="9,09%" table:display="true" table:show-details="true"/>
                <table:data-pilot-member table:name="9,50%" table:display="true" table:show-details="true"/>
                <table:data-pilot-member table:name="10,00%" table:display="true" table:show-details="true"/>
                <table:data-pilot-member table:name="11,11%" table:display="true" table:show-details="true"/>
                <table:data-pilot-member table:name="12,50%" table:display="true" table:show-details="true"/>
                <table:data-pilot-member table:name="15,77%" table:display="true" table:show-details="true"/>
                <table:data-pilot-member table:name="16,67%" table:display="true" table:show-details="true"/>
                <table:data-pilot-member table:name="16,89%" table:display="true" table:show-details="true"/>
                <table:data-pilot-member table:name="17,98%" table:display="true" table:show-details="true"/>
                <table:data-pilot-member table:name="20,00%" table:display="true" table:show-details="true"/>
                <table:data-pilot-member table:name="21,21%" table:display="true" table:show-details="true"/>
                <table:data-pilot-member table:name="21,62%" table:display="true" table:show-details="true"/>
                <table:data-pilot-member table:name="21,74%" table:display="true" table:show-details="true"/>
                <table:data-pilot-member table:name="22,37%" table:display="true" table:show-details="true"/>
                <table:data-pilot-member table:name="22,59%" table:display="true" table:show-details="true"/>
                <table:data-pilot-member table:name="23,23%" table:display="true" table:show-details="true"/>
                <table:data-pilot-member table:name="25,00%" table:display="true" table:show-details="true"/>
                <table:data-pilot-member table:name="27,03%" table:display="true" table:show-details="true"/>
                <table:data-pilot-member table:name="29,31%" table:display="true" table:show-details="true"/>
                <table:data-pilot-member table:name="36,03%" table:display="true" table:show-details="true"/>
                <table:data-pilot-member table:name="36,50%" table:display="true" table:show-details="true"/>
                <table:data-pilot-member table:name="45,00%" table:display="true" table:show-details="true"/>
                <table:data-pilot-member table:name="47,39%" table:display="true" table:show-details="true"/>
                <table:data-pilot-member table:name="47,60%" table:display="true" table:show-details="true"/>
                <table:data-pilot-member table:name="50,00%" table:display="true" table:show-details="true"/>
                <table:data-pilot-member table:name="56,03%" table:display="true" table:show-details="true"/>
                <table:data-pilot-member table:name="56,31%" table:display="true" table:show-details="true"/>
                <table:data-pilot-member table:name="56,42%" table:display="true" table:show-details="true"/>
                <table:data-pilot-member table:name="56,81%" table:display="true" table:show-details="true"/>
                <table:data-pilot-member table:name="59,97%" table:display="true" table:show-details="true"/>
                <table:data-pilot-member table:name="63,23%" table:display="true" table:show-details="true"/>
                <table:data-pilot-member table:name="63,60%" table:display="true" table:show-details="true"/>
                <table:data-pilot-member table:name="69,23%" table:display="true" table:show-details="true"/>
                <table:data-pilot-member table:name="70,52%" table:display="true" table:show-details="true"/>
                <table:data-pilot-member table:name="78,81%" table:display="true" table:show-details="true"/>
                <table:data-pilot-member table:name="80,52%" table:display="true" table:show-details="true"/>
                <table:data-pilot-member table:name="82,60%" table:display="true" table:show-details="true"/>
                <table:data-pilot-member table:name="83,59%" table:display="true" table:show-details="true"/>
                <table:data-pilot-member table:name="83,64%" table:display="true" table:show-details="true"/>
                <table:data-pilot-member table:name="91,09%" table:display="true" table:show-details="true"/>
                <table:data-pilot-member table:name="100,00%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7:09:50.355974765</dc:date>
    <meta:editing-duration>PT45M59S</meta:editing-duration>
    <meta:editing-cycles>5</meta:editing-cycles>
    <meta:generator>LibreOffice/6.1.5.2$Linux_X86_64 LibreOffice_project/10$Build-2</meta:generator>
    <meta:document-statistic meta:table-count="2" meta:cell-count="4777" meta:object-count="0"/>
  </office:meta>
</office:document-meta>
</file>